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b3b3" draw:textarea-horizontal-align="justify" draw:textarea-vertical-align="middle" draw:auto-grow-height="false" fo:min-height="1.655cm" fo:min-width="3.31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2.132cm" fo:min-width="1.787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2.132cm" fo:min-width="1.787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655cm" fo:min-width="3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1.184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1.528cm" fo:min-width="1.786cm"/>
    </style:style>
    <style:style style:name="P1" style:family="paragraph">
      <style:paragraph-properties fo:text-align="center"/>
    </style:style>
    <style:style style:name="P2" style:family="paragraph">
      <loext:graphic-properties draw:fill-color="#b3b3b3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81cm" svg:height="1.905cm" svg:x="1.254cm" svg:y="3.921cm">
          <text:p text:style-name="P1">MySQL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3.81cm" svg:x="9.763cm" svg:y="6.715cm">
          <text:p text:style-name="P1">NoSQL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2.286cm" svg:height="3.81cm" svg:x="1.889cm" svg:y="6.715cm">
          <text:p text:style-name="P1">SQL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3.81cm" svg:height="1.905cm" svg:x="9.001cm" svg:y="3.921cm">
          <text:p text:style-name="P1">MongoDB</text:p>
          <text:p text:style-name="P1">Manag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667cm" svg:y1="5.826cm" svg:x2="3.667cm" svg:y2="6.842cm">
          <text:p/>
        </draw:line>
        <draw:line draw:style-name="gr5" draw:text-style-name="P6" draw:layer="layout" svg:x1="11.668cm" svg:y1="5.826cm" svg:x2="11.668cm" svg:y2="6.842cm">
          <text:p/>
        </draw:line>
        <draw:custom-shape draw:style-name="gr6" draw:text-style-name="P1" draw:layer="layout" svg:width="11.684cm" svg:height="0.889cm" svg:x="1.127cm" svg:y="1.127cm">
          <text:p text:style-name="P1">Wrapp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59cm" svg:y1="2.016cm" svg:x2="3.159cm" svg:y2="3.921cm">
          <text:p/>
        </draw:line>
        <draw:line draw:style-name="gr5" draw:text-style-name="P6" draw:layer="layout" svg:x1="10.906cm" svg:y1="2.016cm" svg:x2="10.906cm" svg:y2="3.921cm">
          <text:p/>
        </draw:line>
        <draw:line draw:style-name="gr5" draw:text-style-name="P6" draw:layer="layout" svg:x1="2.397cm" svg:y1="6.842cm" svg:x2="2.397cm" svg:y2="5.826cm">
          <text:p/>
        </draw:line>
        <draw:line draw:style-name="gr5" draw:text-style-name="P6" draw:layer="layout" svg:x1="10.271cm" svg:y1="6.842cm" svg:x2="10.271cm" svg:y2="5.826cm">
          <text:p/>
        </draw:line>
        <draw:custom-shape draw:style-name="gr7" draw:text-style-name="P7" draw:layer="layout" svg:width="2.286cm" svg:height="1.778cm" svg:x="5.826cm" svg:y="3.921cm">
          <text:p text:style-name="P1">GUI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064cm" svg:y1="4.81cm" svg:x2="5.826cm" svg:y2="4.81cm">
          <text:p/>
        </draw:line>
        <draw:line draw:style-name="gr5" draw:text-style-name="P6" draw:layer="layout" svg:x1="9.001cm" svg:y1="4.81cm" svg:x2="8.11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00:21:41.830000000</meta:creation-date>
    <dc:date>2015-12-03T15:06:50.520000000</dc:date>
    <meta:editing-duration>PT20M4S</meta:editing-duration>
    <meta:editing-cycles>5</meta:editing-cycles>
    <meta:generator>LibreOffice/4.4.5.2$Windows_x86 LibreOffice_project/a22f674fd25a3b6f45bdebf25400ed2adff0ff99</meta:generator>
    <meta:document-statistic meta:object-count="14"/>
  </office:meta>
</office:document-meta>
</file>